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table:number-columns-repeated="2"/>
          <table:table-cell table:style-name="ce13" table:formula="of:=[.F74]+[.E75]" office:value-type="float" office:value="4405.31" calcext:value-type="float">
            <text:p>4405</text:p>
          </table:table-cell>
          <table:table-cell/>
          <table:table-cell table:style-name="ce13" table:formula="of:=[.H74]+[.G75]" office:value-type="float" office:value="30197" calcext:value-type="float">
            <text:p>30197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475.8499" calcext:value-type="currency">
            <text:p>3 475,85 €</text:p>
          </table:table-cell>
          <table:table-cell table:style-name="ce19" table:formula="of:=[.A75]*budgetjour-[.O75]" office:value-type="currency" office:currency="EUR" office:value="224.1501" calcext:value-type="currency">
            <text:p>2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4405.31" calcext:value-type="float">
            <text:p>4405</text:p>
          </table:table-cell>
          <table:table-cell/>
          <table:table-cell table:style-name="ce13" table:formula="of:=[.H75]+[.G76]" office:value-type="float" office:value="30197" calcext:value-type="float">
            <text:p>30197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475.8499" calcext:value-type="currency">
            <text:p>3 475,85 €</text:p>
          </table:table-cell>
          <table:table-cell table:style-name="ce19" table:formula="of:=[.A76]*budgetjour-[.O76]" office:value-type="currency" office:currency="EUR" office:value="274.1501" calcext:value-type="currency">
            <text:p>2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405.31" calcext:value-type="float">
            <text:p>4405</text:p>
          </table:table-cell>
          <table:table-cell/>
          <table:table-cell table:style-name="ce13" table:formula="of:=[.H76]+[.G77]" office:value-type="float" office:value="30197" calcext:value-type="float">
            <text:p>30197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475.8499" calcext:value-type="currency">
            <text:p>3 475,85 €</text:p>
          </table:table-cell>
          <table:table-cell table:style-name="ce19" table:formula="of:=[.A77]*budgetjour-[.O77]" office:value-type="currency" office:currency="EUR" office:value="324.1501" calcext:value-type="currency">
            <text:p>3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405.31" calcext:value-type="float">
            <text:p>4405</text:p>
          </table:table-cell>
          <table:table-cell/>
          <table:table-cell table:style-name="ce13" table:formula="of:=[.H77]+[.G78]" office:value-type="float" office:value="30197" calcext:value-type="float">
            <text:p>30197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475.8499" calcext:value-type="currency">
            <text:p>3 475,85 €</text:p>
          </table:table-cell>
          <table:table-cell table:style-name="ce19" table:formula="of:=[.A78]*budgetjour-[.O78]" office:value-type="currency" office:currency="EUR" office:value="374.1501" calcext:value-type="currency">
            <text:p>3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405.31" calcext:value-type="float">
            <text:p>4405</text:p>
          </table:table-cell>
          <table:table-cell/>
          <table:table-cell table:style-name="ce13" table:formula="of:=[.H78]+[.G79]" office:value-type="float" office:value="30197" calcext:value-type="float">
            <text:p>30197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475.8499" calcext:value-type="currency">
            <text:p>3 475,85 €</text:p>
          </table:table-cell>
          <table:table-cell table:style-name="ce19" table:formula="of:=[.A79]*budgetjour-[.O79]" office:value-type="currency" office:currency="EUR" office:value="424.1501" calcext:value-type="currency">
            <text:p>4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405.31" calcext:value-type="float">
            <text:p>4405</text:p>
          </table:table-cell>
          <table:table-cell/>
          <table:table-cell table:style-name="ce13" table:formula="of:=[.H79]+[.G80]" office:value-type="float" office:value="30197" calcext:value-type="float">
            <text:p>30197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475.8499" calcext:value-type="currency">
            <text:p>3 475,85 €</text:p>
          </table:table-cell>
          <table:table-cell table:style-name="ce19" table:formula="of:=[.A80]*budgetjour-[.O80]" office:value-type="currency" office:currency="EUR" office:value="474.1501" calcext:value-type="currency">
            <text:p>4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405.31" calcext:value-type="float">
            <text:p>4405</text:p>
          </table:table-cell>
          <table:table-cell/>
          <table:table-cell table:style-name="ce13" table:formula="of:=[.H80]+[.G81]" office:value-type="float" office:value="30197" calcext:value-type="float">
            <text:p>30197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475.8499" calcext:value-type="currency">
            <text:p>3 475,85 €</text:p>
          </table:table-cell>
          <table:table-cell table:style-name="ce19" table:formula="of:=[.A81]*budgetjour-[.O81]" office:value-type="currency" office:currency="EUR" office:value="524.1501" calcext:value-type="currency">
            <text:p>5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405.31" calcext:value-type="float">
            <text:p>4405</text:p>
          </table:table-cell>
          <table:table-cell/>
          <table:table-cell table:style-name="ce13" table:formula="of:=[.H81]+[.G82]" office:value-type="float" office:value="30197" calcext:value-type="float">
            <text:p>30197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475.8499" calcext:value-type="currency">
            <text:p>3 475,85 €</text:p>
          </table:table-cell>
          <table:table-cell table:style-name="ce19" table:formula="of:=[.A82]*budgetjour-[.O82]" office:value-type="currency" office:currency="EUR" office:value="574.1501" calcext:value-type="currency">
            <text:p>5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405.31" calcext:value-type="float">
            <text:p>4405</text:p>
          </table:table-cell>
          <table:table-cell/>
          <table:table-cell table:style-name="ce13" table:formula="of:=[.H82]+[.G83]" office:value-type="float" office:value="30197" calcext:value-type="float">
            <text:p>30197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475.8499" calcext:value-type="currency">
            <text:p>3 475,85 €</text:p>
          </table:table-cell>
          <table:table-cell table:style-name="ce19" table:formula="of:=[.A83]*budgetjour-[.O83]" office:value-type="currency" office:currency="EUR" office:value="624.1501" calcext:value-type="currency">
            <text:p>6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405.31" calcext:value-type="float">
            <text:p>4405</text:p>
          </table:table-cell>
          <table:table-cell/>
          <table:table-cell table:style-name="ce13" table:formula="of:=[.H83]+[.G84]" office:value-type="float" office:value="30197" calcext:value-type="float">
            <text:p>30197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475.8499" calcext:value-type="currency">
            <text:p>3 475,85 €</text:p>
          </table:table-cell>
          <table:table-cell table:style-name="ce19" table:formula="of:=[.A84]*budgetjour-[.O84]" office:value-type="currency" office:currency="EUR" office:value="674.1501" calcext:value-type="currency">
            <text:p>6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405.31" calcext:value-type="float">
            <text:p>4405</text:p>
          </table:table-cell>
          <table:table-cell/>
          <table:table-cell table:style-name="ce13" table:formula="of:=[.H84]+[.G85]" office:value-type="float" office:value="30197" calcext:value-type="float">
            <text:p>30197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475.8499" calcext:value-type="currency">
            <text:p>3 475,85 €</text:p>
          </table:table-cell>
          <table:table-cell table:style-name="ce19" table:formula="of:=[.A85]*budgetjour-[.O85]" office:value-type="currency" office:currency="EUR" office:value="724.1501" calcext:value-type="currency">
            <text:p>7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405.31" calcext:value-type="float">
            <text:p>4405</text:p>
          </table:table-cell>
          <table:table-cell/>
          <table:table-cell table:style-name="ce13" table:formula="of:=[.H85]+[.G86]" office:value-type="float" office:value="30197" calcext:value-type="float">
            <text:p>30197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475.8499" calcext:value-type="currency">
            <text:p>3 475,85 €</text:p>
          </table:table-cell>
          <table:table-cell table:style-name="ce19" table:formula="of:=[.A86]*budgetjour-[.O86]" office:value-type="currency" office:currency="EUR" office:value="774.1501" calcext:value-type="currency">
            <text:p>7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405.31" calcext:value-type="float">
            <text:p>4405</text:p>
          </table:table-cell>
          <table:table-cell/>
          <table:table-cell table:style-name="ce13" table:formula="of:=[.H86]+[.G87]" office:value-type="float" office:value="30197" calcext:value-type="float">
            <text:p>30197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475.8499" calcext:value-type="currency">
            <text:p>3 475,85 €</text:p>
          </table:table-cell>
          <table:table-cell table:style-name="ce19" table:formula="of:=[.A87]*budgetjour-[.O87]" office:value-type="currency" office:currency="EUR" office:value="824.1501" calcext:value-type="currency">
            <text:p>8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405.31" calcext:value-type="float">
            <text:p>4405</text:p>
          </table:table-cell>
          <table:table-cell/>
          <table:table-cell table:style-name="ce13" table:formula="of:=[.H87]+[.G88]" office:value-type="float" office:value="30197" calcext:value-type="float">
            <text:p>30197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475.8499" calcext:value-type="currency">
            <text:p>3 475,85 €</text:p>
          </table:table-cell>
          <table:table-cell table:style-name="ce19" table:formula="of:=[.A88]*budgetjour-[.O88]" office:value-type="currency" office:currency="EUR" office:value="874.1501" calcext:value-type="currency">
            <text:p>8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405.31" calcext:value-type="float">
            <text:p>4405</text:p>
          </table:table-cell>
          <table:table-cell/>
          <table:table-cell table:style-name="ce13" table:formula="of:=[.H88]+[.G89]" office:value-type="float" office:value="30197" calcext:value-type="float">
            <text:p>30197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475.8499" calcext:value-type="currency">
            <text:p>3 475,85 €</text:p>
          </table:table-cell>
          <table:table-cell table:style-name="ce19" table:formula="of:=[.A89]*budgetjour-[.O89]" office:value-type="currency" office:currency="EUR" office:value="924.1501" calcext:value-type="currency">
            <text:p>9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405.31" calcext:value-type="float">
            <text:p>4405</text:p>
          </table:table-cell>
          <table:table-cell/>
          <table:table-cell table:style-name="ce13" table:formula="of:=[.H89]+[.G90]" office:value-type="float" office:value="30197" calcext:value-type="float">
            <text:p>30197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475.8499" calcext:value-type="currency">
            <text:p>3 475,85 €</text:p>
          </table:table-cell>
          <table:table-cell table:style-name="ce19" table:formula="of:=[.A90]*budgetjour-[.O90]" office:value-type="currency" office:currency="EUR" office:value="974.1501" calcext:value-type="currency">
            <text:p>9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405.31" calcext:value-type="float">
            <text:p>4405</text:p>
          </table:table-cell>
          <table:table-cell/>
          <table:table-cell table:style-name="ce13" table:formula="of:=[.H90]+[.G91]" office:value-type="float" office:value="30197" calcext:value-type="float">
            <text:p>30197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475.8499" calcext:value-type="currency">
            <text:p>3 475,85 €</text:p>
          </table:table-cell>
          <table:table-cell table:style-name="ce19" table:formula="of:=[.A91]*budgetjour-[.O91]" office:value-type="currency" office:currency="EUR" office:value="1024.1501" calcext:value-type="currency">
            <text:p>1 0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405.31" calcext:value-type="float">
            <text:p>4405</text:p>
          </table:table-cell>
          <table:table-cell/>
          <table:table-cell table:style-name="ce13" table:formula="of:=[.H91]+[.G92]" office:value-type="float" office:value="30197" calcext:value-type="float">
            <text:p>30197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475.8499" calcext:value-type="currency">
            <text:p>3 475,85 €</text:p>
          </table:table-cell>
          <table:table-cell table:style-name="ce19" table:formula="of:=[.A92]*budgetjour-[.O92]" office:value-type="currency" office:currency="EUR" office:value="1074.1501" calcext:value-type="currency">
            <text:p>1 0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405.31" calcext:value-type="float">
            <text:p>4405</text:p>
          </table:table-cell>
          <table:table-cell/>
          <table:table-cell table:style-name="ce13" table:formula="of:=[.H92]+[.G93]" office:value-type="float" office:value="30197" calcext:value-type="float">
            <text:p>30197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475.8499" calcext:value-type="currency">
            <text:p>3 475,85 €</text:p>
          </table:table-cell>
          <table:table-cell table:style-name="ce19" table:formula="of:=[.A93]*budgetjour-[.O93]" office:value-type="currency" office:currency="EUR" office:value="1124.1501" calcext:value-type="currency">
            <text:p>1 1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405.31" calcext:value-type="float">
            <text:p>4405</text:p>
          </table:table-cell>
          <table:table-cell/>
          <table:table-cell table:style-name="ce13" table:formula="of:=[.H93]+[.G94]" office:value-type="float" office:value="30197" calcext:value-type="float">
            <text:p>30197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475.8499" calcext:value-type="currency">
            <text:p>3 475,85 €</text:p>
          </table:table-cell>
          <table:table-cell table:style-name="ce19" table:formula="of:=[.A94]*budgetjour-[.O94]" office:value-type="currency" office:currency="EUR" office:value="1174.1501" calcext:value-type="currency">
            <text:p>1 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405.31" calcext:value-type="float">
            <text:p>4405</text:p>
          </table:table-cell>
          <table:table-cell/>
          <table:table-cell table:style-name="ce13" table:formula="of:=[.H94]+[.G95]" office:value-type="float" office:value="30197" calcext:value-type="float">
            <text:p>30197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475.8499" calcext:value-type="currency">
            <text:p>3 475,85 €</text:p>
          </table:table-cell>
          <table:table-cell table:style-name="ce19" table:formula="of:=[.A95]*budgetjour-[.O95]" office:value-type="currency" office:currency="EUR" office:value="1224.1501" calcext:value-type="currency">
            <text:p>1 224,1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405.31" calcext:value-type="float">
            <text:p>4405</text:p>
          </table:table-cell>
          <table:table-cell/>
          <table:table-cell table:style-name="ce13" table:formula="of:=[.H95]+[.G96]" office:value-type="float" office:value="30197" calcext:value-type="float">
            <text:p>30197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475.8499" calcext:value-type="currency">
            <text:p>3 475,85 €</text:p>
          </table:table-cell>
          <table:table-cell table:style-name="ce19" table:formula="of:=[.A96]*budgetjour-[.O96]" office:value-type="currency" office:currency="EUR" office:value="1274.1501" calcext:value-type="currency">
            <text:p>1 274,1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7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7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7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7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22:06:17.5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8T22:07:57.833000000</dc:date>
    <meta:editing-duration>P55DT10H52M8S</meta:editing-duration>
    <meta:editing-cycles>124</meta:editing-cycles>
    <meta:document-statistic meta:table-count="6" meta:cell-count="1746" meta:object-count="0"/>
  </office:meta>
</office:document-meta>
</file>